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6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A1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ext_20_body" style:master-page-name="MP0">
      <style:paragraph-properties style:page-number="auto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4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4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4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6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8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frique 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11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ext:soft-page-break/>
        <table:table-row>
          <table:table-cell table:style-name="Tableau1.A141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7">Mamie</text:p>
          </table:table-cell>
          <table:table-cell table:style-name="Tableau1.D139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11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11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oft-page-break/>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31</meta:editing-cycles>
    <meta:editing-duration>PT10H45M18S</meta:editing-duration>
    <dc:date>2019-11-21T11:11:28.914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